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a98" officeooo:paragraph-rsid="000eba98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90pt" fo:font-style="italic" fo:font-weight="bold" officeooo:rsid="000eba98" officeooo:paragraph-rsid="000eba98" style:font-size-asian="90pt" style:font-style-asian="italic" style:font-weight-asian="bold" style:font-size-complex="90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0eba98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12054e" style:font-size-asian="28pt" style:font-style-asian="normal" style:font-weight-asian="bold" style:font-size-complex="2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style:font-name="Liberation Sans" fo:font-size="15pt" fo:font-style="italic" fo:font-weight="bold" officeooo:rsid="000eba98" officeooo:paragraph-rsid="000eba98" style:font-size-asian="13.1000003814697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33" style:font-name="Liberation Sans" fo:font-size="12pt" fo:font-style="normal" fo:font-weight="normal" officeooo:rsid="00153a02" officeooo:paragraph-rsid="00153a0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33333" style:font-name="Liberation Sans" fo:font-size="12pt" fo:font-style="italic" fo:font-weight="normal" officeooo:rsid="000eba98" officeooo:paragraph-rsid="000eba98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0eba98" officeooo:paragraph-rsid="000eba9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0eba98" officeooo:paragraph-rsid="00100e8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33333" style:font-name="Liberation Sans" fo:font-size="14pt" fo:font-style="normal" fo:font-weight="normal" officeooo:rsid="0012054e" officeooo:paragraph-rsid="0012054e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0eba98" officeooo:paragraph-rsid="000eba98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2054e" officeooo:paragraph-rsid="0012054e" style:font-size-asian="15.75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762eb" officeooo:paragraph-rsid="001762eb" style:font-size-asian="15.75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0eba98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12054e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color="#333333" style:font-name="Liberation Sans" fo:font-size="14pt" fo:font-style="normal" fo:font-weight="normal" officeooo:rsid="00100e87" officeooo:paragraph-rsid="00100e8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color="#333333" style:font-name="Liberation Sans" fo:font-size="14pt" fo:font-style="normal" fo:font-weight="normal" officeooo:rsid="001762eb" officeooo:paragraph-rsid="001762eb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normal" fo:font-weight="normal" officeooo:rsid="00153a02" officeooo:paragraph-rsid="00153a0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normal" fo:font-weight="normal" officeooo:rsid="00153a02" officeooo:paragraph-rsid="001bdda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normal" fo:font-weight="normal" officeooo:rsid="001f3936" officeooo:paragraph-rsid="001f393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color="#333333" style:font-name="Liberation Sans" fo:font-size="12pt" fo:font-style="normal" fo:font-weight="normal" officeooo:rsid="001f3936" officeooo:paragraph-rsid="001f393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fo:color="#333333" style:font-name="Liberation Sans" fo:font-size="12pt" fo:font-style="normal" fo:font-weight="normal" officeooo:rsid="0021b418" officeooo:paragraph-rsid="0021b41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italic" fo:font-weight="normal" officeooo:rsid="001f3936" officeooo:paragraph-rsid="001f3936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color="#333333" style:font-name="Liberation Sans" fo:font-size="12pt" fo:font-style="italic" fo:font-weight="bold" officeooo:rsid="001f3936" officeooo:paragraph-rsid="001f3936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333333" style:font-name="Liberation Sans" fo:font-size="28pt" fo:font-style="normal" fo:font-weight="bold" officeooo:rsid="000eba98" officeooo:paragraph-rsid="001bdda3" style:font-size-asian="28pt" style:font-style-asian="normal" style:font-weight-asian="bold" style:font-size-complex="28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333333" style:font-name="Liberation Sans" fo:font-size="18pt" fo:font-style="italic" fo:font-weight="bold" officeooo:rsid="001762eb" officeooo:paragraph-rsid="001bdda3" style:font-size-asian="15.75pt" style:font-style-asian="italic" style:font-weight-asian="bold" style:font-size-complex="18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333333" style:font-name="Liberation Sans" fo:font-size="20pt" fo:font-style="italic" fo:font-weight="bold" officeooo:rsid="000eba98" officeooo:paragraph-rsid="000eba98" style:font-size-asian="20pt" style:font-style-asian="italic" style:font-weight-asian="bold" style:font-size-complex="20pt" style:font-style-complex="italic" style:font-weight-complex="bold"/>
    </style:style>
    <style:style style:name="P32" style:family="paragraph" style:parent-style-name="Standard" style:list-style-name="L4">
      <style:paragraph-properties fo:text-align="start" style:justify-single-word="false"/>
      <style:text-properties officeooo:paragraph-rsid="00192cd7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20221a"/>
    </style:style>
    <style:style style:name="P34" style:family="paragraph" style:parent-style-name="Standard" style:list-style-name="L3">
      <style:paragraph-properties fo:text-align="start" style:justify-single-word="false"/>
      <style:text-properties officeooo:paragraph-rsid="001f3936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style:font-name="SFMono-Regular" fo:font-size="9pt" fo:letter-spacing="normal" fo:font-style="normal" fo:font-weight="bold" officeooo:paragraph-rsid="00192cd7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style:font-name="SFMono-Regular" fo:font-size="9pt" fo:letter-spacing="normal" fo:font-style="normal" fo:font-weight="bold" officeooo:rsid="001bdda3" officeooo:paragraph-rsid="001bdda3" style:font-size-asian="15.75pt" style:font-style-asian="italic" style:font-weight-asian="bold" style:font-size-complex="18pt" style:font-style-complex="italic" style:font-weight-complex="bold"/>
    </style:style>
    <style:style style:name="P37" style:family="paragraph" style:parent-style-name="Standard" style:list-style-name="L4">
      <style:paragraph-properties fo:text-align="start" style:justify-single-word="false"/>
      <style:text-properties fo:font-variant="normal" fo:text-transform="none" style:font-name="SFMono-Regular" fo:font-size="9pt" fo:letter-spacing="normal" fo:font-style="italic" fo:font-weight="bold" officeooo:paragraph-rsid="00192cd7" style:font-style-asian="italic" style:font-weight-asian="bold" style:font-style-complex="italic" style:font-weight-complex="bold"/>
    </style:style>
    <style:style style:name="P3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SFMono-Regular" fo:font-size="9pt" fo:letter-spacing="normal" fo:font-style="italic" fo:font-weight="bold" officeooo:paragraph-rsid="00192cd7" fo:background-color="transparent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cccccc" style:font-name="Liberation Sans" fo:font-size="12pt" fo:font-style="italic" fo:font-weight="normal" officeooo:rsid="000eba98" officeooo:paragraph-rsid="001bdda3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officeooo:rsid="00262b81" officeooo:paragraph-rsid="00262b81" style:font-size-asian="20pt" style:font-style-asian="italic" style:font-weight-asian="bold" style:font-size-complex="20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20pt" fo:font-style="italic" fo:font-weight="bold" officeooo:rsid="00262b81" officeooo:paragraph-rsid="00262b81" style:font-size-asian="20pt" style:font-style-asian="italic" style:font-weight-asian="bold" style:font-size-complex="20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20pt" fo:font-style="normal" fo:font-weight="bold" officeooo:rsid="00262b81" officeooo:paragraph-rsid="00262b81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8pt" fo:font-style="italic" fo:font-weight="bold" officeooo:rsid="001bdda3" officeooo:paragraph-rsid="001bdda3" style:font-size-asian="15.75pt" style:font-style-asian="italic" style:font-weight-asian="bold" style:font-size-complex="18pt" style:font-style-complex="italic" style:font-weight-complex="bold"/>
    </style:style>
    <style:style style:name="P44" style:family="paragraph" style:parent-style-name="Standard" style:list-style-name="L3">
      <style:paragraph-properties fo:text-align="start" style:justify-single-word="false"/>
      <style:text-properties fo:color="#000000" style:font-name="Liberation Sans" fo:font-size="12pt" fo:font-style="italic" fo:font-weight="bold" officeooo:rsid="001f3936" officeooo:paragraph-rsid="001f3936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2.25pt" style:font-weight-asian="bold" style:font-weight-complex="bold"/>
    </style:style>
    <style:style style:name="T3" style:family="text">
      <style:text-properties fo:color="#333333" style:font-name="Liberation Sans" fo:font-size="14pt" fo:font-style="normal" fo:font-weight="normal" officeooo:rsid="0017b4e0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333333" style:font-name="Liberation Sans" fo:font-size="14pt" fo:font-style="normal" fo:font-weight="normal" officeooo:rsid="00192cd7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333333" style:font-name="Liberation Sans" fo:font-size="14pt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333333" style:font-name="Liberation Sans" fo:font-size="12pt" fo:font-style="normal" fo:font-weight="normal" officeooo:rsid="001f3936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size-asian="12.25pt"/>
    </style:style>
    <style:style style:name="T8" style:family="text">
      <style:text-properties officeooo:rsid="00100e87" style:font-size-asian="12.25pt"/>
    </style:style>
    <style:style style:name="T9" style:family="text">
      <style:text-properties officeooo:rsid="0012054e"/>
    </style:style>
    <style:style style:name="T10" style:family="text">
      <style:text-properties officeooo:rsid="0015afe2"/>
    </style:style>
    <style:style style:name="T11" style:family="text">
      <style:text-properties fo:font-variant="normal" fo:text-transform="none" style:font-name="SFMono-Regular" fo:font-size="9pt" fo:letter-spacing="normal"/>
    </style:style>
    <style:style style:name="T12" style:family="text">
      <style:text-properties fo:font-variant="normal" fo:text-transform="none" fo:color="#24292e" style:font-name="SFMono-Regular" fo:font-size="9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d73a49" style:font-name="SFMono-Regular" fo:font-size="9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33" style:font-name="Liberation Sans" fo:font-size="14pt" fo:letter-spacing="normal" fo:font-style="normal" fo:font-weight="normal" officeooo:rsid="0017b4e0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333333" style:font-name="Liberation Sans" fo:font-size="14pt" fo:letter-spacing="normal" fo:font-style="normal" fo:font-weight="normal" officeooo:rsid="0020221a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333333" style:font-name="Liberation Sans" fo:font-size="12pt" fo:letter-spacing="normal" fo:font-style="normal" fo:font-weight="normal" officeooo:rsid="0017b4e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333333" style:font-name="Liberation Sans" fo:font-size="12pt" fo:letter-spacing="normal" fo:font-style="normal" fo:font-weight="normal" officeooo:rsid="0020221a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19" style:family="text">
      <style:text-properties fo:font-variant="normal" fo:text-transform="none" fo:color="#000000" style:font-name="SFMono-Regular" fo:font-size="9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SFMono-Regular" fo:font-size="9pt" fo:letter-spacing="normal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variant="normal" fo:text-transform="none" fo:color="#000000" style:font-name="SFMono-Regular" fo:font-size="9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22" style:family="text">
      <style:text-properties officeooo:rsid="001bdda3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1dba49"/>
    </style:style>
    <style:style style:name="T25" style:family="text">
      <style:text-properties fo:color="#24292e" fo:font-style="normal" fo:font-weight="normal" fo:background-color="#acf2bd" loext:char-shading-value="0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fo:font-weight="normal" fo:background-color="#acf2bd" loext:char-shading-value="0"/>
    </style:style>
    <style:style style:name="T28" style:family="text">
      <style:text-properties officeooo:rsid="00226d38"/>
    </style:style>
    <style:style style:name="T29" style:family="text">
      <style:text-properties officeooo:rsid="0024c2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temágica</text:p>
      <text:p text:style-name="P3">Release no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0"><text:soft-page-break/></text:p>
      <text:p text:style-name="P41"><text:span text:style-name="T18">instruções de instalação / manutenção</text:span></text:p>
      <text:p text:style-name="P41"><text:span text:style-name="T18">explicitação dos aspectos positivos e negativos da versão produzida</text:span></text:p>
      <text:p text:style-name="P41"><text:span text:style-name="T18">eventuais restrições contidas na versão entregue. </text:span></text:p>
      <text:p text:style-name="P42">Notas de Desenvolvimento futuro:</text:p>
      <text:p text:style-name="P41"><text:tab/></text:p>
      <text:p text:style-name="P5"><text:span text:style-name="T23">Release</text:span> 1.0.0 – Novembro 21, 2017</text:p>
      <text:p text:style-name="P17">21 de Novembro de 2017, 23:50</text:p>
      <text:p text:style-name="P9"/>
      <text:p text:style-name="P31">Lançamento!</text:p>
      <text:p text:style-name="P10">Versão estável e funcionando!</text:p>
      <text:p text:style-name="P11"><text:span text:style-name="T1">Matemágica</text:span> orgulhosamente entrega a sua primeira versão utilizável com sua base fundamentada e desenvolvida. </text:p>
      <text:p text:style-name="P11"><text:span text:style-name="T7">O </text:span><text:span text:style-name="T2">Matemágica</text:span><text:span text:style-name="T7">, atualmente, oferece aos </text:span><text:span text:style-name="T8">educadores</text:span><text:span text:style-name="T7">, alunos, donos de escolas um ambiente educacional eficaz e diferenciado, onde os nossos pequenos futuros aprendem enquanto se divertem! Aprendendo </text:span><text:span text:style-name="T8">de verdade e </text:span><text:span text:style-name="T7">melhor </text:span><text:span text:style-name="T8">os conceitos matemágicos. Ao invés de decorarem, com o Matemágica, nenhum conhecimento irá ser esquecido.</text:span></text:p>
      <text:p text:style-name="P10"/>
      <text:p text:style-name="P14">Funcionalidades</text:p>
      <text:p text:style-name="P12">Contando, atualmente, para os <text:span text:style-name="T1">Alunos:</text:span></text:p>
      <text:list xml:id="list7595643493158771698" text:style-name="L1">
        <text:list-item>
          <text:p text:style-name="P19">Possibilidade de aprender todas as operações matemáticas básicas em um ambiente único e interativo!</text:p>
        </text:list-item>
        <text:list-item>
          <text:p text:style-name="P19">A opção de praticar tudo que aprendeu! Através de um ágil jogo de perguntas e respostas que utiliza qualquer uma das operações vistas e que incentiva a melhora contínua através de um sistema diferenciado de pontos que são obtidos a cada resposta correta.</text:p>
        </text:list-item>
        <text:list-item>
          <text:p text:style-name="P19">Um Ranking de pontuações, aonde os seus pontos serão colocados a prova junto ao de seus colegas, separados por operações, ajudando assim a todos a continuarem aprendendo para conseguir alcançar níveis superiores!</text:p>
        </text:list-item>
      </text:list>
      <text:p text:style-name="P12">Para nossos <text:span text:style-name="T1">Educadores</text:span>, temos:</text:p>
      <text:list xml:id="list1019099964859937176" text:style-name="L2">
        <text:list-item>
          <text:p text:style-name="P20">Sistema integrado dos tempos de resposta de cada questão, a partir da dificuldade utilizada! Podendo configurar o sistema da maneira que desejar.</text:p>
        </text:list-item>
        <text:list-item>
          <text:p text:style-name="P20">Um gerador eficaz de relatório de todos os rankings. Capaz de juntar, num único documento, todas as pontuações existentes! Sendo de grande utilidade para o educador conseguir cuidar de sua turma, incentivando a melhora de todos!</text:p>
        </text:list-item>
      </text:list>
      <text:p text:style-name="P12"/>
      <text:p text:style-name="P15">Expectativas</text:p>
      <text:p text:style-name="P13"><text:soft-page-break/>Com o lançamento do Matemágica, estamos buscando cada vez mais a melhoria do sistema e todo o tipo de feedback é muito bem vindo! Continuaremos no desenvolvimento do Matemágica em busca de um sistema cada vez mais eficiente e que ajude ainda mais os nossos educadores e alunos!</text:p>
      <text:p text:style-name="P7"/>
      <text:p text:style-name="P6"><text:span text:style-name="T23">Release</text:span> 1.<text:span text:style-name="T9">1</text:span>.0 – Novembro 2<text:span text:style-name="T9">7</text:span>, 2017</text:p>
      <text:p text:style-name="P18">2<text:span text:style-name="T9">7</text:span> de Novembro de 2017, 2<text:span text:style-name="T9">1</text:span>:<text:span text:style-name="T9">00</text:span></text:p>
      <text:p text:style-name="P6"/>
      <text:p text:style-name="P16">Correções</text:p>
      <text:list xml:id="list8561127385733440029" text:style-name="L3">
        <text:list-item>
          <text:p text:style-name="P22">Corrigido <text:span text:style-name="T10">bug</text:span> <text:span text:style-name="T10">em que salvar arquivos W</text:span>indows <text:span text:style-name="T10">causava exceções de sistema.</text:span></text:p>
        </text:list-item>
      </text:list>
      <text:p text:style-name="P8"/>
      <text:p text:style-name="P16">Melhorias</text:p>
      <text:list xml:id="list8970531502945707412" text:style-name="L4">
        <text:list-item>
          <text:p text:style-name="P21">Inserção de mais exemplos da operação de adição.</text:p>
        </text:list-item>
        <text:list-item>
          <text:p text:style-name="P32"><text:span text:style-name="T3">Adicionado Range Check </text:span><text:span text:style-name="T4">no</text:span><text:span text:style-name="T3"> Arrays de Ranking. </text:span></text:p>
          <text:list>
            <text:list-item>
              <text:p text:style-name="P37">public String getRankingCsv()</text:p>
              <text:list>
                <text:list-item>
                  <text:p text:style-name="P38"><text:span text:style-name="T26">if (i &lt;</text:span> <text:span text:style-name="T29">ranking.size())</text:span></text:p>
                </text:list-item>
              </text:list>
            </text:list-item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9"><text:span text:style-name="T23">Release</text:span> 1.<text:span text:style-name="T22">2</text:span>.0 – Novembro 2<text:span text:style-name="T22">8</text:span>, 2017</text:p>
      <text:p text:style-name="P39">2<text:span text:style-name="T22">8</text:span> de Novembro de 2017, <text:span text:style-name="T22">19</text:span>:<text:span text:style-name="T22">30</text:span></text:p>
      <text:p text:style-name="P29"/>
      <text:p text:style-name="P30">Correções</text:p>
      <text:list xml:id="list417261683771" text:continue-list="list8561127385733440029" text:style-name="L3">
        <text:list-item>
          <text:p text:style-name="P23"><text:span text:style-name="T24">Corrigido um bug em que efetuar trocas simultâneas de Imagens na Tela de Aprender, impedia a troca eficaz da outra tipo (Explicação ou Exemplo).</text:span></text:p>
          <text:list>
            <text:list-item>
              <text:p text:style-name="P24">Para isso, foram feita as alterações na Classe TelaAprender</text:p>
              <text:list>
                <text:list-item>
                  <text:p text:style-name="P27">Inserção de atributos:</text:p>
                  <text:list>
                    <text:list-item>
                      <text:p text:style-name="P28">int numeroImagemExe</text:p>
                    </text:list-item>
                  </text:list>
                </text:list-item>
                <text:list-item>
                  <text:p text:style-name="P24">Inserção de métodos:</text:p>
                  <text:list>
                    <text:list-item>
                      <text:p text:style-name="P44"><text:span text:style-name="T11">private void setNumeroImagem(int num)</text:span> </text:p>
                    </text:list-item>
                    <text:list-item>
                      <text:p text:style-name="P44"><text:span text:style-name="T11">public int getNumeroImagemExe()</text:span> </text:p>
                    </text:list-item>
                    <text:list-item>
                      <text:p text:style-name="P44"><text:span text:style-name="T11">public void setNumeroImagemExe(int numeroImagemExe)</text:span> </text:p>
                    </text:list-item>
                    <text:list-item>
                      <text:p text:style-name="P44"><text:span text:style-name="T11">private void proximaImagemExe()</text:span> </text:p>
                    </text:list-item>
                    <text:list-item>
                      <text:p text:style-name="P44"><text:span text:style-name="T11">private void imagemAnteriorExe()</text:span> </text:p>
                    </text:list-item>
                  </text:list>
                </text:list-item>
              </text:list>
            </text:list-item>
          </text:list>
          <text:p text:style-name="P34"><text:span text:style-name="T6"/></text:p>
          <text:p text:style-name="P23"/>
        </text:list-item>
      </text:list>
      <text:p text:style-name="P30">Melhorias</text:p>
      <text:list xml:id="list7489736002928532259" text:style-name="L5">
        <text:list-item>
          <text:p text:style-name="P25">Telas do sistema agora são criadas a partir do centro da tela.</text:p>
        </text:list-item>
        <text:list-item>
          <text:p text:style-name="P26"><text:soft-page-break/><text:span text:style-name="T28">Centralização</text:span> de botões da Tela de Login e Area do Aluno.</text:p>
        </text:list-item>
        <text:list-item>
          <text:p text:style-name="P33"><text:span text:style-name="T16">R</text:span><text:span text:style-name="T17">emovido atributo não utilizado </text:span><text:span text:style-name="T21">private String path_to_background</text:span><text:span text:style-name="T17">, da Classe TelaLogin</text:span></text:p>
        </text:list-item>
      </text:list>
      <text:p text:style-name="P36"/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9:50:58.161000000</meta:creation-date>
    <dc:date>2017-11-29T00:04:13.088000000</dc:date>
    <meta:editing-duration>PT2H14M36S</meta:editing-duration>
    <meta:editing-cycles>11</meta:editing-cycles>
    <meta:generator>LibreOffice/5.2.6.2$Windows_x86 LibreOffice_project/a3100ed2409ebf1c212f5048fbe377c281438fdc</meta:generator>
    <meta:document-statistic meta:table-count="0" meta:image-count="0" meta:object-count="0" meta:page-count="4" meta:paragraph-count="51" meta:word-count="483" meta:character-count="3115" meta:non-whitespace-character-count="2693"/>
  </office:meta>
</office:document-meta>
</file>